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0000" draw:textarea-vertical-align="middle" draw:auto-grow-height="false" fo:min-height="0.05cm" fo:min-width="0cm"/>
      <style:paragraph-properties style:writing-mode="lr-tb"/>
    </style:style>
    <style:style style:name="gr2" style:family="graphic" style:parent-style-name="standard">
      <style:graphic-properties draw:textarea-horizontal-align="justify" draw:textarea-vertical-align="middle" draw:auto-grow-height="false" fo:min-height="1.18cm" fo:min-width="1.564cm"/>
      <style:paragraph-properties style:writing-mode="lr-tb"/>
    </style:style>
    <style:style style:name="gr3" style:family="graphic" style:parent-style-name="standard">
      <style:graphic-properties draw:marker-end="Arrowheads_20_2" draw:textarea-vertical-align="middle"/>
      <style:paragraph-properties style:writing-mode="lr-tb"/>
    </style:style>
    <style:style style:name="gr4" style:family="graphic" style:parent-style-name="standard">
      <style:graphic-properties draw:textarea-horizontal-align="justify" draw:textarea-vertical-align="middle" draw:auto-grow-height="false" fo:min-height="0.941cm" fo:min-width="0.771cm"/>
      <style:paragraph-properties style:writing-mode="lr-tb"/>
    </style:style>
    <style:style style:name="gr5" style:family="graphic" style:parent-style-name="standard">
      <style:graphic-properties draw:textarea-horizontal-align="justify" draw:textarea-vertical-align="middle" draw:auto-grow-height="false" fo:min-height="2.132cm" fo:min-width="2.041cm"/>
      <style:paragraph-properties style:writing-mode="lr-tb"/>
    </style:style>
    <style:style style:name="gr6" style:family="graphic" style:parent-style-name="standard">
      <style:graphic-properties draw:textarea-horizontal-align="justify" draw:textarea-vertical-align="middle" draw:auto-grow-height="false" fo:min-height="2.132cm" fo:min-width="1.882cm"/>
      <style:paragraph-properties style:writing-mode="lr-tb"/>
    </style:style>
    <style:style style:name="gr7" style:family="graphic" style:parent-style-name="objectwithoutfill">
      <style:graphic-properties draw:marker-end="Arrowheads_20_3" draw:marker-end-width="0.3cm" draw:fill="none" draw:textarea-vertical-align="middle"/>
      <style:paragraph-properties style:writing-mode="lr-tb"/>
    </style:style>
    <style:style style:name="gr8" style:family="graphic" style:parent-style-name="standard">
      <style:graphic-properties draw:textarea-horizontal-align="justify" draw:textarea-vertical-align="middle" draw:auto-grow-height="false" fo:min-height="2.29cm" fo:min-width="3.31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end="Arrowheads_20_5" draw:marker-end-width="0.3cm" draw:fill="none" draw:textarea-vertical-align="middle"/>
      <style:paragraph-properties style:writing-mode="lr-tb"/>
    </style:style>
    <style:style style:name="gr11" style:family="graphic" style:parent-style-name="objectwithoutfill">
      <style:graphic-properties draw:marker-end="Arrowheads_20_6" draw:marker-end-width="0.3cm" draw:fill="none" draw:textarea-vertical-align="middle"/>
      <style:paragraph-properties style:writing-mode="lr-tb"/>
    </style:style>
    <style:style style:name="gr12" style:family="graphic" style:parent-style-name="standard">
      <style:graphic-properties draw:textarea-horizontal-align="justify" draw:textarea-vertical-align="middle" draw:auto-grow-height="false" fo:min-height="2.444cm" fo:min-width="2.868cm"/>
      <style:paragraph-properties style:writing-mode="lr-tb"/>
    </style:style>
    <style:style style:name="gr13" style:family="graphic" style:parent-style-name="objectwithoutfill">
      <style:graphic-properties draw:marker-end="Arrowheads_20_7" draw:marker-end-width="0.3cm" draw:fill="none" draw:textarea-vertical-align="middle"/>
      <style:paragraph-properties style:writing-mode="lr-tb"/>
    </style:style>
    <style:style style:name="gr14" style:family="graphic" style:parent-style-name="standard">
      <style:graphic-properties draw:textarea-vertical-align="middle" draw:auto-grow-height="false" fo:min-height="1.579cm" fo:min-width="1.329cm" fo:wrap-option="wrap"/>
      <style:paragraph-properties style:writing-mode="lr-tb"/>
    </style:style>
    <style:style style:name="gr15" style:family="graphic" style:parent-style-name="standard">
      <style:graphic-properties draw:textarea-horizontal-align="justify" draw:textarea-vertical-align="middle" draw:auto-grow-height="false" fo:min-height="0.199cm" fo:min-width="0cm"/>
      <style:paragraph-properties style:writing-mode="lr-tb"/>
    </style:style>
    <style:style style:name="gr16" style:family="graphic" style:parent-style-name="objectwithoutfill">
      <style:graphic-properties draw:marker-end="Arrowheads_20_8" draw:marker-end-width="0.3cm" draw:fill="none" draw:textarea-vertical-align="middle"/>
    </style:style>
    <style:style style:name="gr17" style:family="graphic" style:parent-style-name="objectwithoutfill">
      <style:graphic-properties draw:marker-end="Arrowheads_20_9" draw:marker-end-width="0.3cm" draw:fill="none" draw:textarea-vertical-align="middle"/>
    </style:style>
    <style:style style:name="gr18" style:family="graphic" style:parent-style-name="objectwithoutfill">
      <style:graphic-properties draw:marker-end="Arrowheads_20_10" draw:marker-end-width="0.3cm" draw:fill="none" draw:textarea-vertical-align="middle"/>
    </style:style>
    <style:style style:name="gr19" style:family="graphic" style:parent-style-name="objectwithoutfill">
      <style:graphic-properties draw:marker-end="Arrowheads_20_11" draw:marker-end-width="0.3cm" draw:fill="none" draw:textarea-vertical-align="middle"/>
    </style:style>
    <style:style style:name="gr20" style:family="graphic" style:parent-style-name="objectwithoutfill">
      <style:graphic-properties draw:marker-end="Arrowheads_20_12" draw:marker-end-width="0.3cm" draw:fill="none" draw:textarea-vertical-align="middle"/>
    </style:style>
    <style:style style:name="gr21" style:family="graphic" style:parent-style-name="objectwithoutfill">
      <style:graphic-properties draw:marker-end="Arrowheads_20_13" draw:marker-end-width="0.3cm" draw:fill="none" draw:textarea-vertical-align="middle"/>
    </style:style>
    <style:style style:name="gr22" style:family="graphic" style:parent-style-name="objectwithoutfill">
      <style:graphic-properties draw:marker-end="Arrowheads_20_14" draw:marker-end-width="0.3cm" draw:fill="none" draw:textarea-vertical-align="middle"/>
    </style:style>
    <style:style style:name="gr23" style:family="graphic" style:parent-style-name="objectwithoutfill">
      <style:graphic-properties draw:marker-end="Arrowheads_20_15" draw:marker-end-width="0.3cm" draw:fill="none" draw:textarea-vertical-align="middle"/>
    </style:style>
    <style:style style:name="gr24" style:family="graphic" style:parent-style-name="objectwithoutfill">
      <style:graphic-properties draw:marker-end="Arrowheads_20_16" draw:marker-end-width="0.3cm" draw:fill="none" draw:textarea-vertical-align="middle"/>
    </style:style>
    <style:style style:name="gr25" style:family="graphic" style:parent-style-name="standard">
      <style:graphic-properties draw:textarea-horizontal-align="justify" draw:textarea-vertical-align="middle" draw:auto-grow-height="false" fo:min-height="0.76cm" fo:min-width="0.511cm"/>
      <style:paragraph-properties style:writing-mode="lr-tb"/>
    </style:style>
    <style:style style:name="gr26" style:family="graphic" style:parent-style-name="standard">
      <style:graphic-properties draw:textarea-horizontal-align="justify" draw:textarea-vertical-align="middle" draw:auto-grow-height="false" fo:min-height="0.761cm" fo:min-width="0.531cm"/>
      <style:paragraph-properties style:writing-mode="lr-tb"/>
    </style:style>
    <style:style style:name="gr27" style:family="graphic" style:parent-style-name="objectwithoutfill">
      <style:graphic-properties draw:marker-end="Arrowheads_20_17" draw:marker-end-width="0.3cm" draw:fill="none" draw:textarea-vertical-align="middle"/>
    </style:style>
    <style:style style:name="gr28" style:family="graphic" style:parent-style-name="objectwithoutfill">
      <style:graphic-properties draw:marker-end="Arrowheads_20_18" draw:marker-end-width="0.3cm" draw:fill="none" draw:textarea-vertical-align="middle"/>
    </style:style>
    <style:style style:name="gr29" style:family="graphic" style:parent-style-name="standard">
      <style:graphic-properties draw:textarea-horizontal-align="justify" draw:textarea-vertical-align="middle" draw:auto-grow-height="false" fo:min-height="1.192cm" fo:min-width="2.196cm" fo:wrap-option="no-wrap"/>
      <style:paragraph-properties style:writing-mode="lr-tb"/>
    </style:style>
    <style:style style:name="gr30" style:family="graphic" style:parent-style-name="standard">
      <style:graphic-properties draw:textarea-horizontal-align="justify" draw:textarea-vertical-align="middle" draw:auto-grow-height="false" fo:min-height="1.338cm" fo:min-width="2.04cm"/>
      <style:paragraph-properties style:writing-mode="lr-tb"/>
    </style:style>
    <style:style style:name="gr31" style:family="graphic" style:parent-style-name="objectwithoutfill">
      <style:graphic-properties draw:marker-end="Arrowheads_20_19" draw:marker-end-width="0.3cm" draw:fill="none" draw:textarea-vertical-align="middle"/>
    </style:style>
    <style:style style:name="gr32" style:family="graphic" style:parent-style-name="objectwithoutfill">
      <style:graphic-properties draw:marker-end="Arrowheads_20_20" draw:marker-end-width="0.3cm" draw:fill="none" draw:textarea-vertical-align="middle"/>
      <style:paragraph-properties style:writing-mode="lr-tb"/>
    </style:style>
    <style:style style:name="gr33" style:family="graphic" style:parent-style-name="standard">
      <style:graphic-properties draw:textarea-horizontal-align="justify" draw:textarea-vertical-align="middle" draw:auto-grow-height="false" fo:min-height="0.598cm" fo:min-width="1.406cm"/>
      <style:paragraph-properties style:writing-mode="lr-tb"/>
    </style:style>
    <style:style style:name="gr34" style:family="graphic" style:parent-style-name="objectwithoutfill">
      <style:graphic-properties draw:marker-end="Arrowheads_20_23" draw:marker-end-width="0.3cm" draw:fill="none" draw:textarea-vertical-align="middle"/>
    </style:style>
    <style:style style:name="P1" style:family="paragraph">
      <loext:graphic-properties draw:fill-color="#ff0000"/>
      <style:paragraph-properties fo:text-align="center"/>
      <style:text-properties style:text-outline="true"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style:text-outline="true"/>
    </style:style>
    <style:style style:name="P4" style:family="paragraph">
      <style:paragraph-properties fo:text-align="center"/>
      <style:text-properties style:text-outline="true" fo:font-size="11pt" style:font-size-asian="11pt" style:font-size-complex="11pt"/>
    </style:style>
    <style:style style:name="P5" style:family="paragraph">
      <loext:graphic-properties draw:fill="none"/>
      <style:paragraph-properties fo:text-align="center"/>
      <style:text-properties style:text-outline="true"/>
    </style:style>
    <style:style style:name="P6" style:family="paragraph">
      <loext:graphic-properties draw:fill="none"/>
      <style:paragraph-properties fo:text-align="center"/>
    </style:style>
    <style:style style:name="T1" style:family="text">
      <style:text-properties style:text-outline="true" fo:font-size="15pt" style:font-size-asian="15pt" style:font-size-complex="15pt"/>
    </style:style>
    <style:style style:name="T2" style:family="text">
      <style:text-properties style:text-outline="true"/>
    </style:style>
    <style:style style:name="T3" style:family="text">
      <style:text-properties style:text-outline="true" fo:font-size="9pt" style:font-size-asian="9pt" style:font-size-complex="9pt"/>
    </style:style>
    <style:style style:name="T4" style:family="text">
      <style:text-properties style:text-outline="true" fo:font-size="12pt" style:font-size-asian="12pt" style:font-size-complex="12pt"/>
    </style:style>
    <style:style style:name="T5" style:family="text">
      <style:text-properties style:text-outline="true" fo:font-size="14pt" style:font-size-asian="14pt" style:font-size-complex="14pt"/>
    </style:style>
    <style:style style:name="T6" style:family="text">
      <style:text-properties style:text-outline="true" fo:font-size="11pt" style:font-size-asian="11pt" style:font-size-complex="11pt"/>
    </style:style>
    <style:style style:name="T7"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0.952cm" svg:height="0.952cm" svg:x="2.27cm" svg:y="1.635cm">
          <text:p text:style-name="P2"/>
          <draw:enhanced-geometry svg:viewBox="0 0 640 861" draw:text-areas="257 295 414 566" draw:type="non-primitive" draw:enhanced-path="M 640 233 L 221 293 506 12 367 0 29 406 431 347 145 645 99 520 0 861 326 765 209 711 640 233 640 233 Z N"/>
        </draw:custom-shape>
        <draw:custom-shape draw:style-name="gr2" draw:text-style-name="P3" xml:id="id2" draw:id="id2" draw:layer="layout" svg:width="2.54cm" svg:height="1.905cm" svg:x="8.62cm" svg:y="2.905cm">
          <text:p text:style-name="P2"><text:span text:style-name="T1">PSU 12V</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3" draw:text-style-name="P3" draw:layer="layout" svg:x1="3.222cm" svg:y1="2.111cm" svg:x2="8.62cm" svg:y2="4.096cm" draw:start-shape="id1" draw:start-glue-point="1" draw:end-shape="id2" draw:end-glue-point="6" svg:d="M3222 2111h2693v1985h2705" svg:viewBox="0 0 5399 1986">
          <text:p text:style-name="P2"><text:span text:style-name="T2">220V</text:span></text:p>
        </draw:connector>
        <draw:custom-shape draw:style-name="gr4" draw:text-style-name="P3" xml:id="id6" draw:id="id6" draw:layer="layout" svg:width="1.27cm" svg:height="1.905cm" svg:x="7.32cm" svg:y="16.24cm">
          <text:p text:style-name="P2"><text:span text:style-name="T2">Hoten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xml:id="id4" draw:id="id4" draw:layer="layout" svg:width="2.54cm" svg:height="3.81cm" svg:x="17.375cm" svg:y="1.292cm">
          <text:p text:style-name="P2"><text:span text:style-name="T3">Watercooling </text:span></text:p>
          <text:p text:style-name="P2"><text:span text:style-name="T3">lo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xml:id="id3" draw:id="id3" draw:layer="layout" svg:width="3.175cm" svg:height="3.175cm" svg:x="2.27cm" svg:y="9.255cm">
          <text:p text:style-name="P2"><text:span text:style-name="T2">SSR </text:span></text:p>
          <text:p text:style-name="P2"><text:span text:style-name="T2">DC-AC</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3" draw:text-style-name="P3" draw:layer="layout" svg:x1="2.746cm" svg:y1="2.587cm" svg:x2="4.255cm" svg:y2="9.255cm" draw:start-shape="id1" draw:start-glue-point="2" draw:end-shape="id3" draw:end-glue-point="4" svg:d="M2746 2587v3334h1509v3334" svg:viewBox="0 0 1510 6669">
          <text:p text:style-name="P2"><text:span text:style-name="T2">220V</text:span></text:p>
        </draw:connector>
        <draw:connector draw:style-name="gr7" draw:text-style-name="P5" draw:layer="layout" draw:type="curve" svg:x1="11.16cm" svg:y1="3.619cm" svg:x2="17.375cm" svg:y2="3.197cm" draw:start-shape="id2" draw:start-glue-point="9" draw:end-shape="id4" draw:end-glue-point="6" svg:d="M11160 3619c4662 0 1555-422 6215-422" svg:viewBox="0 0 6216 423">
          <text:p text:style-name="P2"><text:span text:style-name="T2">12V</text:span></text:p>
        </draw:connector>
        <draw:custom-shape draw:style-name="gr8" draw:text-style-name="P3" xml:id="id5" draw:id="id5" draw:layer="layout" svg:width="3.81cm" svg:height="2.54cm" svg:x="7.985cm" svg:y="8.62cm">
          <text:p text:style-name="P2"><text:span text:style-name="T2">Controller</text:span></text:p>
          <draw:enhanced-geometry svg:viewBox="0 0 21600 21600" draw:type="rectangle" draw:enhanced-path="M 0 0 L 21600 0 21600 21600 0 21600 0 0 Z N"/>
        </draw:custom-shape>
        <draw:connector draw:style-name="gr9" draw:text-style-name="P6" draw:layer="layout" draw:type="curve" svg:x1="9.652cm" svg:y1="4.81cm" svg:x2="9.89cm" svg:y2="8.62cm" draw:start-shape="id2" draw:start-glue-point="7" draw:end-shape="id5" draw:end-glue-point="0" svg:d="M9652 4810c0 2857 238 953 238 3810" svg:viewBox="0 0 239 3811">
          <text:p/>
        </draw:connector>
        <draw:connector draw:style-name="gr10" draw:text-style-name="P5" draw:layer="layout" draw:type="curve" svg:x1="7.985cm" svg:y1="9.89cm" svg:x2="5.445cm" svg:y2="10.446cm" draw:start-shape="id5" draw:start-glue-point="3" draw:end-shape="id3" draw:end-glue-point="9" svg:d="M7985 9890c-1905 0-635 556-2540 556" svg:viewBox="0 0 2541 557">
          <text:p text:style-name="P2"><text:span text:style-name="T4">Signal 12V</text:span></text:p>
          <text:p text:style-name="P2"><text:span text:style-name="T4">To ON</text:span></text:p>
        </draw:connector>
        <draw:connector draw:style-name="gr11" draw:text-style-name="P5" draw:layer="layout" draw:type="curve" svg:x1="9.89cm" svg:y1="11.16cm" svg:x2="7.955cm" svg:y2="16.24cm" draw:start-shape="id5" draw:start-glue-point="2" draw:end-shape="id6" draw:end-glue-point="5" svg:d="M9890 11160c0 3810-1935 1270-1935 5080" svg:viewBox="0 0 1936 5081">
          <text:p text:style-name="P3"><text:span text:style-name="T5">12V</text:span></text:p>
          <text:p text:style-name="P3"><text:span text:style-name="T5">Mosfet</text:span></text:p>
        </draw:connector>
        <draw:custom-shape draw:style-name="gr12" draw:text-style-name="P3" xml:id="id7" draw:id="id7" draw:layer="layout" svg:width="4.762cm" svg:height="3.81cm" svg:x="1.635cm" svg:y="14.652cm">
          <text:p text:style-name="P2"><text:span text:style-name="T2">B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5" draw:layer="layout" svg:x1="3.461cm" svg:y1="12.43cm" svg:x2="4.016cm" svg:y2="14.652cm" draw:start-shape="id3" draw:start-glue-point="7" draw:end-shape="id7" draw:end-glue-point="4" svg:d="M3461 12430v1111h555v1111" svg:viewBox="0 0 556 2223">
          <text:p text:style-name="P2"><text:span text:style-name="T2">220V</text:span></text:p>
        </draw:connector>
        <draw:custom-shape draw:style-name="gr14" draw:text-style-name="P3" xml:id="id8" draw:id="id8" draw:layer="layout" svg:width="3.175cm" svg:height="3.175cm" svg:x="12.247cm" svg:y="11.795cm">
          <text:p text:style-name="P2"><text:span text:style-name="T4">Motor X</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5" draw:text-style-name="P4" xml:id="id12" draw:id="id12" draw:layer="layout" svg:width="0.635cm" svg:height="0.635cm" svg:x="19.415cm" svg:y="13.53cm">
          <text:p text:style-name="P2"><text:span text:style-name="T6">Endstop X</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3" xml:id="id14" draw:id="id14" draw:layer="layout" svg:width="0.635cm" svg:height="0.635cm" svg:x="18.062cm" svg:y="20.367cm">
          <text:p text:style-name="P2"><text:span text:style-name="T6">Endstop Z</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3" xml:id="id13" draw:id="id13" draw:layer="layout" svg:width="0.635cm" svg:height="0.635cm" svg:x="18.815cm" svg:y="16.875cm">
          <text:p text:style-name="P2"><text:span text:style-name="T6">Endstop Y</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3" xml:id="id9" draw:id="id9" draw:layer="layout" svg:width="3.175cm" svg:height="3.175cm" svg:x="12.247cm" svg:y="15.605cm">
          <text:p text:style-name="P2"><text:span text:style-name="T4">Motor Y</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4" draw:text-style-name="P3" xml:id="id10" draw:id="id10" draw:layer="layout" svg:width="3.175cm" svg:height="3.175cm" svg:x="12.247cm" svg:y="19.097cm">
          <text:p text:style-name="P2"><text:span text:style-name="T4">Motor Z</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4" draw:text-style-name="P3" xml:id="id11" draw:id="id11" draw:layer="layout" svg:width="3.175cm" svg:height="3.175cm" svg:x="12.247cm" svg:y="22.59cm">
          <text:p text:style-name="P2"><text:span text:style-name="T4">Motor Tool</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onnector draw:style-name="gr16" draw:text-style-name="P6" draw:layer="layout" draw:type="lines" svg:x1="9.89cm" svg:y1="11.16cm" svg:x2="12.247cm" svg:y2="13.382cm" draw:start-shape="id5" draw:start-glue-point="2" draw:end-shape="id8" draw:end-glue-point="3" svg:d="M9890 11160v501l1855 1721h502" svg:viewBox="0 0 2358 2223">
          <text:p/>
        </draw:connector>
        <draw:connector draw:style-name="gr17" draw:text-style-name="P6" draw:layer="layout" draw:type="lines" svg:x1="9.89cm" svg:y1="11.16cm" svg:x2="12.247cm" svg:y2="17.192cm" draw:start-shape="id5" draw:start-glue-point="2" draw:end-shape="id9" draw:end-glue-point="3" svg:d="M9890 11160v501l1855 5531h502" svg:viewBox="0 0 2358 6033">
          <text:p/>
        </draw:connector>
        <draw:connector draw:style-name="gr18" draw:text-style-name="P6" draw:layer="layout" draw:type="lines" svg:x1="9.89cm" svg:y1="11.16cm" svg:x2="12.247cm" svg:y2="20.684cm" draw:start-shape="id5" draw:start-glue-point="2" draw:end-shape="id10" draw:end-glue-point="3" svg:d="M9890 11160v501l1855 9023h502" svg:viewBox="0 0 2358 9525">
          <text:p/>
        </draw:connector>
        <draw:connector draw:style-name="gr19" draw:text-style-name="P6" draw:layer="layout" draw:type="lines" svg:x1="9.89cm" svg:y1="11.16cm" svg:x2="12.247cm" svg:y2="24.177cm" draw:start-shape="id5" draw:start-glue-point="2" draw:end-shape="id11" draw:end-glue-point="3" svg:d="M9890 11160v501l1855 12516h502" svg:viewBox="0 0 2358 13018">
          <text:p/>
        </draw:connector>
        <draw:connector draw:style-name="gr20" draw:text-style-name="P6" draw:layer="layout" draw:type="curve" svg:x1="19.733cm" svg:y1="13.53cm" svg:x2="11.795cm" svg:y2="9.89cm" draw:start-shape="id12" draw:start-glue-point="4" draw:end-shape="id5" draw:end-glue-point="1" svg:d="M19733 13530c0-2427-2646-3640-7938-3640" svg:viewBox="0 0 7939 3641">
          <text:p/>
        </draw:connector>
        <draw:connector draw:style-name="gr21" draw:text-style-name="P6" draw:layer="layout" draw:type="curve" svg:x1="19.133cm" svg:y1="16.875cm" svg:x2="11.795cm" svg:y2="9.89cm" draw:start-shape="id13" draw:start-glue-point="4" draw:end-shape="id5" draw:end-glue-point="1" svg:d="M19133 16875c0-4657-2446-6985-7338-6985" svg:viewBox="0 0 7339 6986">
          <text:p/>
        </draw:connector>
        <draw:connector draw:style-name="gr22" draw:text-style-name="P6" draw:layer="layout" draw:type="curve" svg:x1="18.38cm" svg:y1="20.367cm" svg:x2="11.795cm" svg:y2="9.89cm" draw:start-shape="id14" draw:start-glue-point="4" draw:end-shape="id5" draw:end-glue-point="1" svg:d="M18380 20367c0-6985-2195-10477-6585-10477" svg:viewBox="0 0 6586 10478">
          <text:p/>
        </draw:connector>
        <draw:custom-shape draw:style-name="gr15" draw:text-style-name="P4" xml:id="id15" draw:id="id15" draw:layer="layout" svg:width="0.635cm" svg:height="0.635cm" svg:x="17.11cm" svg:y="24.177cm">
          <text:p text:style-name="P2"><text:span text:style-name="T6">Filament</text:span></text:p>
          <text:p text:style-name="P2"><text:span text:style-name="T6">Sensor</text:span></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3" draw:text-style-name="P6" draw:layer="layout" draw:type="curve" svg:x1="17.428cm" svg:y1="24.177cm" svg:x2="11.795cm" svg:y2="9.89cm" draw:start-shape="id15" draw:start-glue-point="4" draw:end-shape="id5" draw:end-glue-point="1" svg:d="M17428 24177c0-9525-1877-14287-5633-14287" svg:viewBox="0 0 5634 14288">
          <text:p/>
        </draw:connector>
        <draw:custom-shape draw:style-name="gr15" draw:text-style-name="P4" xml:id="id16" draw:id="id16" draw:layer="layout" svg:width="0.635cm" svg:height="0.635cm" svg:x="19.415cm" svg:y="9.89cm">
          <text:p text:style-name="P2"><text:span text:style-name="T6">Bed Sensor</text:span></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4" draw:text-style-name="P6" draw:layer="layout" draw:type="curve" svg:x1="19.508cm" svg:y1="9.983cm" svg:x2="11.795cm" svg:y2="9.89cm" draw:start-shape="id16" draw:start-glue-point="5" draw:end-shape="id5" draw:end-glue-point="1" svg:d="M19508 9983c-6354 0-2498-93-7713-93" svg:viewBox="0 0 7714 94">
          <text:p/>
        </draw:connector>
        <draw:custom-shape draw:style-name="gr25" draw:text-style-name="P3" xml:id="id17" draw:id="id17" draw:layer="layout" svg:width="2.857cm" svg:height="2.858cm" svg:x="5.08cm" svg:y="19.097cm">
          <text:p text:style-name="P2"><text:span text:style-name="T6">Thermistor</text:span></text:p>
          <text:p text:style-name="P2"><text:span text:style-name="T6">Tool</text:span></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6" draw:text-style-name="P3" xml:id="id18" draw:id="id18" draw:layer="layout" svg:width="2.913cm" svg:height="2.857cm" svg:x="2.467cm" svg:y="22.898cm">
          <text:p text:style-name="P2"><text:span text:style-name="T6">Thermistor</text:span></text:p>
          <text:p text:style-name="P2"><text:span text:style-name="T6">Bed</text:span></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onnector draw:style-name="gr27" draw:text-style-name="P6" draw:layer="layout" draw:type="curve" draw:line-skew="-1.747cm" svg:x1="6.508cm" svg:y1="19.097cm" svg:x2="9.89cm" svg:y2="11.16cm" draw:start-shape="id17" draw:start-glue-point="4" draw:end-shape="id5" draw:end-glue-point="2" svg:d="M6508 19097c0-8572 3382-4604 3382-7937" svg:viewBox="0 0 3383 7938">
          <text:p/>
        </draw:connector>
        <draw:connector draw:style-name="gr28" draw:text-style-name="P6" draw:layer="layout" draw:type="curve" svg:x1="5.38cm" svg:y1="24.326cm" svg:x2="9.89cm" svg:y2="11.16cm" draw:start-shape="id18" draw:start-glue-point="7" draw:end-shape="id5" draw:end-glue-point="2" svg:d="M5380 24326c3007 0 4510-4388 4510-13166" svg:viewBox="0 0 4511 13167">
          <text:p/>
        </draw:connector>
        <draw:custom-shape draw:style-name="gr29" draw:text-style-name="P3" xml:id="id20" draw:id="id20" draw:layer="layout" svg:width="4.127cm" svg:height="2.222cm" svg:x="15.77cm" svg:y="6.18cm">
          <text:p text:style-name="P2"><text:span text:style-name="T6">Part cooling f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4" xml:id="id19" draw:id="id19" draw:layer="layout" svg:width="2.54cm" svg:height="1.588cm" svg:x="11.695cm" svg:y="4.862cm">
          <text:p text:style-name="P3"><text:span text:style-name="T7">ESC</text:span></text:p>
          <draw:enhanced-geometry svg:viewBox="0 0 21600 21600" draw:type="rectangle" draw:enhanced-path="M 0 0 L 21600 0 21600 21600 0 21600 0 0 Z N"/>
        </draw:custom-shape>
        <draw:connector draw:style-name="gr31" draw:text-style-name="P6" draw:layer="layout" draw:type="lines" svg:x1="14.235cm" svg:y1="5.656cm" svg:x2="15.77cm" svg:y2="7.291cm" draw:start-shape="id19" draw:start-glue-point="1" draw:end-shape="id20" draw:end-glue-point="3" svg:d="M14235 5656h501l532 1635h502" svg:viewBox="0 0 1536 1636">
          <text:p/>
        </draw:connector>
        <draw:connector draw:style-name="gr32" draw:text-style-name="P5" draw:layer="layout" draw:type="curve" svg:x1="9.89cm" svg:y1="8.62cm" svg:x2="12.965cm" svg:y2="6.45cm" draw:start-shape="id5" draw:start-glue-point="0" draw:end-shape="id19" draw:end-glue-point="2" svg:d="M9890 8620c0-1627 3075-543 3075-2170" svg:viewBox="0 0 3076 2171">
          <text:p text:style-name="P2"><text:span text:style-name="T6">12V via mosfet</text:span></text:p>
        </draw:connector>
        <draw:custom-shape draw:style-name="gr33" draw:text-style-name="P3" xml:id="id21" draw:id="id21" draw:layer="layout" svg:width="1.905cm" svg:height="1.27cm" svg:x="10.79cm" svg:y="1cm">
          <text:p text:style-name="P2"><text:span text:style-name="T2">Switch</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4" draw:text-style-name="P6" draw:layer="layout" draw:type="curve" svg:x1="10.79cm" svg:y1="1.635cm" svg:x2="10.128cm" svg:y2="2.905cm" draw:start-shape="id21" draw:start-glue-point="3" draw:end-shape="id2" draw:end-glue-point="4" svg:d="M10790 1635c-442 0-662 423-662 1270" svg:viewBox="0 0 663 127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3T11:36:05.109000000</meta:creation-date>
    <dc:date>2022-02-23T12:01:20.862000000</dc:date>
    <meta:editing-duration>PT4M2S</meta:editing-duration>
    <meta:editing-cycles>3</meta:editing-cycles>
    <meta:generator>LibreOffice/7.1.4.2$Windows_X86_64 LibreOffice_project/a529a4fab45b75fefc5b6226684193eb000654f6</meta:generator>
    <meta:document-statistic meta:object-count="42"/>
  </office:meta>
</office:document-meta>
</file>